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ce1"/>
        <table:table-column table:style-name="co1" table:default-cell-style-name="ce7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KeyP</text:p>
          </table:table-cell>
          <table:table-cell table:style-name="ce2" office:value-type="string" calcext:value-type="string">
            <text:p>AvgP</text:p>
          </table:table-cell>
          <table:table-cell table:style-name="ce2" office:value-type="string" calcext:value-type="string">
            <text:p>PS%</text:p>
          </table:table-cell>
          <table:table-cell table:style-name="ce2" office:value-type="string" calcext:value-type="string">
            <text:p>Crosses</text:p>
          </table:table-cell>
          <table:table-cell table:style-name="ce2" office:value-type="string" calcext:value-type="string">
            <text:p>LongB</text:p>
          </table:table-cell>
          <table:table-cell table:style-name="ce2" office:value-type="string" calcext:value-type="string">
            <text:p>ThrB</text:p>
          </table:table-cell>
          <table:table-cell table:style-name="ce2" office:value-type="string" calcext:value-type="string">
            <text:p>Rating</text:p>
          </table:table-cell>
          <table:table-cell table:style-name="Default"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1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6(4)</text:p>
          </table:table-cell>
          <table:table-cell office:value-type="float" office:value="1468" calcext:value-type="float">
            <text:p>14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44</text:p>
          </table:table-cell>
          <table:table-cell table:formula="of:=RIGHT([.A2];LEN([.A2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2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39</text:p>
          </table:table-cell>
          <table:table-cell table:formula="of:=RIGHT([.A3];LEN([.A3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3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25</text:p>
          </table:table-cell>
          <table:table-cell table:formula="of:=RIGHT([.A4];LEN([.A4])-1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2/Show/Diego" xlink:type="simple">4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8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2</text:p>
          </table:table-cell>
          <table:table-cell table:formula="of:=RIGHT([.A5];LEN([.A5])-1)" office:value-type="string" office:string-value="DiegoGoias, 26, D(R),M(R)" calcext:value-type="string">
            <text:p>DiegoGoias, 26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53/Show/Igor-Paixão" xlink:type="simple">5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54" calcext:value-type="float">
            <text:p>1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6];LEN([.A6])-1)" office:value-type="string" office:string-value="Igor PaixãoCoritiba, 22, AM(L)" calcext:value-type="string">
            <text:p>Igor PaixãoCoritiba, 22, A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416789/Show/Joaquim" xlink:type="simple">6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7];LEN([.A7])-1)" office:value-type="string" office:string-value="JoaquimCuiaba, 23, D(C)" calcext:value-type="string">
            <text:p>JoaquimCuiaba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39173/Show/Murilo" xlink:type="simple">7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8];LEN([.A8])-1)" office:value-type="string" office:string-value="MuriloPalmeiras, 25, D(C),DMC" calcext:value-type="string">
            <text:p>MuriloPalmeiras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8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92" calcext:value-type="float">
            <text:p>1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7</text:p>
          </table:table-cell>
          <table:table-cell table:formula="of:=RIGHT([.A9];LEN([.A9])-1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9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10];LEN([.A10])-1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10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80" calcext:value-type="float">
            <text:p>15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11];LEN([.A11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1">
          <table:table-cell table:style-name="Default" table:number-columns-repeated="12"/>
          <table:table-cell table:formula="of:=RIGHT([.A12];LEN([.A12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13];LEN([.A13])-2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103383/Show/Gustavo-Gómez" xlink:type="simple">11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3</text:p>
          </table:table-cell>
          <table:table-cell table:formula="of:=RIGHT([.A14];LEN([.A1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12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1058" calcext:value-type="float">
            <text:p>1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3</text:p>
          </table:table-cell>
          <table:table-cell table:formula="of:=RIGHT([.A15];LEN([.A15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18302/Show/Artur" xlink:type="simple">13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65" calcext:value-type="float">
            <text:p>1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2</text:p>
          </table:table-cell>
          <table:table-cell table:formula="of:=RIGHT([.A16];LEN([.A16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364161/Show/Luan-Cândido" xlink:type="simple">14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9</text:p>
          </table:table-cell>
          <table:table-cell table:formula="of:=RIGHT([.A17];LEN([.A17])-2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85/Show/André" xlink:type="simple">15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6</text:p>
          </table:table-cell>
          <table:table-cell table:formula="of:=RIGHT([.A18];LEN([.A18])-2)" office:value-type="string" office:string-value="AndréFluminense, 21, DMC" calcext:value-type="string">
            <text:p>AndréFluminense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16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5</text:p>
          </table:table-cell>
          <table:table-cell table:formula="of:=RIGHT([.A19];LEN([.A19])-2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345/Show/Cássio" xlink:type="simple">17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20];LEN([.A20])-2)" office:value-type="string" office:string-value="CássioCorinthians, 35, GK" calcext:value-type="string">
            <text:p>CássioCorinthians, 3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18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0" calcext:value-type="float">
            <text:p>15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4</text:p>
          </table:table-cell>
          <table:table-cell table:formula="of:=RIGHT([.A21];LEN([.A21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19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20(1)</text:p>
          </table:table-cell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22];LEN([.A22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33445/Show/Jonathan-Calleri" xlink:type="simple">20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23];LEN([.A23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297581/Show/Ayrton" xlink:type="simple">21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346" calcext:value-type="float">
            <text:p>1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24];LEN([.A24])-2)" office:value-type="string" office:string-value="AyrtonFlamengo, 25, D(L),M(L)" calcext:value-type="string">
            <text:p>AyrtonFlamengo, 25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29463/Show/Willian" xlink:type="simple">22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5.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3</text:p>
          </table:table-cell>
          <table:table-cell table:formula="of:=RIGHT([.A25];LEN([.A25])-2)" office:value-type="string" office:string-value="WillianCorinthians, 34, AM(CLR)" calcext:value-type="string">
            <text:p>WillianCorinthians, 34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23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  <table:table-cell table:formula="of:=RIGHT([.A26];LEN([.A26])-2)" office:value-type="string" office:string-value="Léo OrtizRed Bull Bragantino, 26, D(C)" calcext:value-type="string">
            <text:p>Léo OrtizRed Bull Bragantino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23/Show/Nino" xlink:type="simple">24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9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1</text:p>
          </table:table-cell>
          <table:table-cell table:formula="of:=RIGHT([.A27];LEN([.A27])-2)" office:value-type="string" office:string-value="NinoFluminense, 25, D(C)" calcext:value-type="string">
            <text:p>NinoFluminense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25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4(7)</text:p>
          </table:table-cell>
          <table:table-cell office:value-type="float" office:value="1285" calcext:value-type="float">
            <text:p>1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  <table:table-cell table:formula="of:=RIGHT([.A28];LEN([.A28])-2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26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515" calcext:value-type="float">
            <text:p>1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9];LEN([.A29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09573/Show/Tadeu" xlink:type="simple">27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30];LEN([.A30])-2)" office:value-type="string" office:string-value="TadeuGoias, 30, GK" calcext:value-type="string">
            <text:p>TadeuGoias, 30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28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  <table:table-cell table:formula="of:=RIGHT([.A31];LEN([.A31])-2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4201/Show/Vina" xlink:type="simple">29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0</text:p>
          </table:table-cell>
          <table:table-cell table:formula="of:=RIGHT([.A32];LEN([.A32])-2)" office:value-type="string" office:string-value="VinaCeara, 31, M(CR),FW" calcext:value-type="string">
            <text:p>VinaCeara, 31, 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931/Show/Maicon" xlink:type="simple">30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33];LEN([.A33])-2)" office:value-type="string" office:string-value="MaiconSantos FC, 33, D(C)" calcext:value-type="string">
            <text:p>MaiconSantos FC, 33, D(C)</text:p>
          </table:table-cell>
        </table:table-row>
        <table:table-row table:style-name="ro1">
          <table:table-cell table:style-name="Default" table:number-columns-repeated="12"/>
          <table:table-cell table:formula="of:=RIGHT([.A34];LEN([.A34])-2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99/Show/Germán-Cano" xlink:type="simple">31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1(1)</text:p>
          </table:table-cell>
          <table:table-cell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35];LEN([.A35])-2)" office:value-type="string" office:string-value="Germán CanoFluminense, 34, FW" calcext:value-type="string">
            <text:p>Germán CanoFluminense, 3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32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9</text:p>
          </table:table-cell>
          <table:table-cell table:formula="of:=RIGHT([.A36];LEN([.A36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5">
          <table:table-cell office:value-type="string" calcext:value-type="string">
            <text:p><text:a xlink:href="https://1xbet.whoscored.com/Players/149561/Show/Pedro-Henrique" xlink:type="simple">33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37];LEN([.A37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37084/Show/João-Paulo" xlink:type="simple">34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38];LEN([.A38])-2)" office:value-type="string" office:string-value="João PauloSantos FC, 27, GK" calcext:value-type="string">
            <text:p>João PauloSantos FC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6886/Show/Hulk" xlink:type="simple">35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1" calcext:value-type="float">
            <text:p>1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  <table:table-cell table:formula="of:=RIGHT([.A39];LEN([.A39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75752/Show/Dudu" xlink:type="simple">36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1(1)</text:p>
          </table:table-cell>
          <table:table-cell office:value-type="float" office:value="1621" calcext:value-type="float">
            <text:p>1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  <table:table-cell table:formula="of:=RIGHT([.A40];LEN([.A40])-2)" office:value-type="string" office:string-value="DuduPalmeiras, 30, AM(CLR),FW" calcext:value-type="string">
            <text:p>DuduPalmeiras, 30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37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  <table:table-cell table:formula="of:=RIGHT([.A41];LEN([.A41])-2)" office:value-type="string" office:string-value="Pedro RaúlGoias, 25, FW" calcext:value-type="string">
            <text:p>Pedro RaúlGoias, 25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146665/Show/Jorginho" xlink:type="simple">38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8</text:p>
          </table:table-cell>
          <table:table-cell table:formula="of:=RIGHT([.A42];LEN([.A42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40237/Show/Ganso" xlink:type="simple">39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54.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7</text:p>
          </table:table-cell>
          <table:table-cell table:formula="of:=RIGHT([.A43];LEN([.A43])-2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4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44];LEN([.A44])-2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1">
          <table:table-cell table:style-name="Default" table:number-columns-repeated="12"/>
          <table:table-cell table:formula="of:=RIGHT([.A45];LEN([.A45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4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0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46];LEN([.A46])-2)" office:value-type="string" office:string-value="Felipe JonatanSantos FC, 24, D(L),M(CL)" calcext:value-type="string">
            <text:p>Felipe JonatanSantos FC, 24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4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418" calcext:value-type="float">
            <text:p>1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47];LEN([.A47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20319/Show/Raniele" xlink:type="simple">43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5</text:p>
          </table:table-cell>
          <table:table-cell table:formula="of:=RIGHT([.A48];LEN([.A48])-2)" office:value-type="string" office:string-value="RanieleAvai FC, 25, DMC" calcext:value-type="string">
            <text:p>RanieleAvai FC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44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49];LEN([.A49])-2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0/Show/Matheuzinho" xlink:type="simple">45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50];LEN([.A50])-2)" office:value-type="string" office:string-value="MatheuzinhoFlamengo, 21, D(R)" calcext:value-type="string">
            <text:p>MatheuzinhoFlamengo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46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0(1)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51];LEN([.A51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16911/Show/Marlon" xlink:type="simple">47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0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52];LEN([.A52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48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53];LEN([.A53])-2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5">
          <table:table-cell office:value-type="string" calcext:value-type="string">
            <text:p><text:a xlink:href="https://1xbet.whoscored.com/Players/131079/Show/Lucas-Evangelista" xlink:type="simple">49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6(3)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1</text:p>
          </table:table-cell>
          <table:table-cell table:formula="of:=RIGHT([.A54];LEN([.A54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5">
          <table:table-cell office:value-type="string" calcext:value-type="string">
            <text:p><text:a xlink:href="https://1xbet.whoscored.com/Players/107182/Show/Pablo" xlink:type="simple">50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8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55];LEN([.A55])-2)" office:value-type="string" office:string-value="PabloAthletico Paranaense, 30, AM(CLR),FW" calcext:value-type="string">
            <text:p>PabloAthletico Paranaense, 30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14095/Show/Gabriel" xlink:type="simple">51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56];LEN([.A56])-2)" office:value-type="string" office:string-value="GabrielInternacional, 30, DMC" calcext:value-type="string">
            <text:p>GabrielInternacional, 3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284377/Show/Marinho" xlink:type="simple">5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7)</text:p>
          </table:table-cell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  <table:table-cell table:formula="of:=RIGHT([.A57];LEN([.A57])-2)" office:value-type="string" office:string-value="MarinhoFlamengo, 32, AM(CLR),FW" calcext:value-type="string">
            <text:p>MarinhoFlamengo, 32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0462/Show/Walter" xlink:type="simple">5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58];LEN([.A58])-2)" office:value-type="string" office:string-value="WalterCuiaba, 34, GK" calcext:value-type="string">
            <text:p>WalterCuiaba, 34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404491/Show/Ângelo" xlink:type="simple">5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2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  <table:table-cell table:formula="of:=RIGHT([.A59];LEN([.A59])-2)" office:value-type="string" office:string-value="ÂngeloSantos FC, 17, AM(R)" calcext:value-type="string">
            <text:p>ÂngeloSantos FC, 17, A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130563/Show/Mayke" xlink:type="simple">55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formula="of:=RIGHT([.A60];LEN([.A60])-2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56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formula="of:=RIGHT([.A61];LEN([.A61])-2)" office:value-type="string" office:string-value="Rodrigo MoledoInternacional, 34, D(C)" calcext:value-type="string">
            <text:p>Rodrigo MoledoInternacional, 34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55664/Show/Luiz-Otávio" xlink:type="simple">57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62];LEN([.A62])-2)" office:value-type="string" office:string-value="Luiz OtávioCeara, 33, D(C)" calcext:value-type="string">
            <text:p>Luiz OtávioCeara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58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7</text:p>
          </table:table-cell>
          <table:table-cell table:formula="of:=RIGHT([.A63];LEN([.A63])-2)" office:value-type="string" office:string-value="Éder FerreiraAmerica MG, 27, D(C)" calcext:value-type="string">
            <text:p>Éder FerreiraAmerica MG, 27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21009/Show/Luciano" xlink:type="simple">59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4];LEN([.A64])-2)" office:value-type="string" office:string-value="LucianoSao Paulo, 29, AM(CR),FW" calcext:value-type="string">
            <text:p>LucianoSao Paulo, 29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17/Show/Alemão" xlink:type="simple">60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2)</text:p>
          </table:table-cell>
          <table:table-cell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5];LEN([.A65])-2)" office:value-type="string" office:string-value="AlemãoInternacional, 24, FW" calcext:value-type="string">
            <text:p>AlemãoInternacional, 24, FW</text:p>
          </table:table-cell>
        </table:table-row>
        <table:table-row table:style-name="ro1">
          <table:table-cell table:style-name="Default" table:number-columns-repeated="12"/>
          <table:table-cell table:formula="of:=RIGHT([.A66];LEN([.A66])-2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74768/Show/Gil" xlink:type="simple">61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7];LEN([.A67])-2)" office:value-type="string" office:string-value="GilCorinthians, 35, D(C)" calcext:value-type="string">
            <text:p>GilCorinthians, 3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62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7</text:p>
          </table:table-cell>
          <table:table-cell table:formula="of:=RIGHT([.A68];LEN([.A68])-2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63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7</text:p>
          </table:table-cell>
          <table:table-cell table:formula="of:=RIGHT([.A69];LEN([.A69])-2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114105/Show/Renê" xlink:type="simple">64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0];LEN([.A70])-2)" office:value-type="string" office:string-value="RenêInternacional, 29, D(L)" calcext:value-type="string">
            <text:p>RenêInternacional, 29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65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61" calcext:value-type="float">
            <text:p>1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1];LEN([.A71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280413/Show/Samuel-Xavier" xlink:type="simple">66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6</text:p>
          </table:table-cell>
          <table:table-cell table:formula="of:=RIGHT([.A72];LEN([.A72])-2)" office:value-type="string" office:string-value="Samuel XavierFluminense, 32, D(R)" calcext:value-type="string">
            <text:p>Samuel XavierFluminense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67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3];LEN([.A73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422035/Show/Joaquín-Piquerez" xlink:type="simple">68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1.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74];LEN([.A74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69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75];LEN([.A75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18475/Show/Pedro" xlink:type="simple">70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5</text:p>
          </table:table-cell>
          <table:table-cell table:formula="of:=RIGHT([.A76];LEN([.A76])-2)" office:value-type="string" office:string-value="PedroFlamengo, 25, FW" calcext:value-type="string">
            <text:p>PedroFlamengo, 25, FW</text:p>
          </table:table-cell>
        </table:table-row>
        <table:table-row table:style-name="ro1">
          <table:table-cell table:style-name="Default" table:number-columns-repeated="12"/>
          <table:table-cell table:formula="of:=RIGHT([.A77];LEN([.A77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71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9(2)</text:p>
          </table:table-cell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78];LEN([.A78])-2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02023/Show/Weverton" xlink:type="simple">72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79];LEN([.A79])-2)" office:value-type="string" office:string-value="WevertonPalmeiras, 34, GK" calcext:value-type="string">
            <text:p>WevertonPalmeiras, 34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399250/Show/Danilo" xlink:type="simple">73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8.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80];LEN([.A80])-2)" office:value-type="string" office:string-value="DaniloPalmeiras, 21, DMC" calcext:value-type="string">
            <text:p>DaniloPalmeiras, 2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88/Show/Marllon" xlink:type="simple">74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1];LEN([.A81])-2)" office:value-type="string" office:string-value="MarllonCuiaba, 30, D(C)" calcext:value-type="string">
            <text:p>MarllonCuiaba, 30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19407/Show/Messias" xlink:type="simple">75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2];LEN([.A82])-2)" office:value-type="string" office:string-value="MessiasCeara, 27, D(C)" calcext:value-type="string">
            <text:p>MessiasCeara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76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3];LEN([.A83])-2)" office:value-type="string" office:string-value="Roberto FernándezBotafogo RJ, 34, GK" calcext:value-type="string">
            <text:p>Roberto FernándezBotafogo RJ, 34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403693/Show/João-Gomes" xlink:type="simple">77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3</text:p>
          </table:table-cell>
          <table:table-cell table:formula="of:=RIGHT([.A84];LEN([.A84])-2)" office:value-type="string" office:string-value="João GomesFlamengo, 21, DMC" calcext:value-type="string">
            <text:p>João GomesFlamengo, 2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69/Show/Marcos-Leonardo" xlink:type="simple">78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5];LEN([.A85])-2)" office:value-type="string" office:string-value="Marcos LeonardoSantos FC, 19, FW" calcext:value-type="string">
            <text:p>Marcos LeonardoSantos FC, 19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16895/Show/Adson" xlink:type="simple">79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5.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3</text:p>
          </table:table-cell>
          <table:table-cell table:formula="of:=RIGHT([.A86];LEN([.A86])-2)" office:value-type="string" office:string-value="AdsonCorinthians, 21, AM(LR)" calcext:value-type="string">
            <text:p>AdsonCorinthians, 21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26410/Show/Egídio" xlink:type="simple">80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87];LEN([.A87])-2)" office:value-type="string" office:string-value="EgídioCoritiba, 36, D(L)" calcext:value-type="string">
            <text:p>EgídioCoritiba, 36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23851/Show/Daniel" xlink:type="simple">81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88];LEN([.A88])-2)" office:value-type="string" office:string-value="DanielInternacional, 28, GK" calcext:value-type="string">
            <text:p>DanielInternacional, 28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345702/Show/Richard-Cândido" xlink:type="simple">8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89];LEN([.A89])-2)" office:value-type="string" office:string-value="Richard CândidoCeara, 28, DMC" calcext:value-type="string">
            <text:p>Richard CândidoCeara, 28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65617/Show/Pepê" xlink:type="simple">8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1</text:p>
          </table:table-cell>
          <table:table-cell table:formula="of:=RIGHT([.A90];LEN([.A90])-2)" office:value-type="string" office:string-value="PepêCuiaba, 24, M(C)" calcext:value-type="string">
            <text:p>PepêCuiaba, 24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01/Show/Lucas-Pires" xlink:type="simple">84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91];LEN([.A91])-2)" office:value-type="string" office:string-value="Lucas PiresSantos FC, 21, D(L)" calcext:value-type="string">
            <text:p>Lucas PiresSantos FC, 21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18265/Show/Fábio-Santos" xlink:type="simple">85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1</text:p>
          </table:table-cell>
          <table:table-cell table:formula="of:=RIGHT([.A92];LEN([.A92])-2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432/Show/Guga" xlink:type="simple">86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93];LEN([.A93])-2)" office:value-type="string" office:string-value="GugaAtletico MG, 23, D(R),M(R)" calcext:value-type="string">
            <text:p>GugaAtletico MG, 23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247520/Show/Jailson" xlink:type="simple">87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94];LEN([.A94])-2)" office:value-type="string" office:string-value="JailsonAmerica MG, 41, GK" calcext:value-type="string">
            <text:p>JailsonAmerica MG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88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5];LEN([.A95])-2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7747/Show/Rubens" xlink:type="simple">89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6];LEN([.A96])-2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90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7];LEN([.A97])-2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1">
          <table:table-cell table:style-name="Default" table:number-columns-repeated="12"/>
          <table:table-cell table:formula="of:=RIGHT([.A98];LEN([.A98])-2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91779/Show/Pablo" xlink:type="simple">91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9];LEN([.A99])-2)" office:value-type="string" office:string-value="PabloFlamengo, 31, D(C)" calcext:value-type="string">
            <text:p>PabloFlamengo, 31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280244/Show/Patrick" xlink:type="simple">92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2(4)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.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  <table:table-cell table:formula="of:=RIGHT([.A100];LEN([.A100])-2)" office:value-type="string" office:string-value="PatrickSao Paulo, 30, M(CL)" calcext:value-type="string">
            <text:p>PatrickSao Paulo, 30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93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  <table:table-cell table:formula="of:=RIGHT([.A101];LEN([.A101])-2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94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  <table:table-cell table:formula="of:=RIGHT([.A102];LEN([.A102])-2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95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6)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03];LEN([.A103])-2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75550/Show/Manoel" xlink:type="simple">96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04];LEN([.A104])-2)" office:value-type="string" office:string-value="ManoelFluminense, 32, D(C)" calcext:value-type="string">
            <text:p>ManoelFluminense, 3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60371/Show/Everaldo" xlink:type="simple">97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2(3)</text:p>
          </table:table-cell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8</text:p>
          </table:table-cell>
          <table:table-cell table:formula="of:=RIGHT([.A105];LEN([.A105])-2)" office:value-type="string" office:string-value="EveraldoAmerica MG, 28, AM(CLR)" calcext:value-type="string">
            <text:p>EveraldoAmerica MG, 28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63104/Show/Rony" xlink:type="simple">9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06];LEN([.A106])-2)" office:value-type="string" office:string-value="RonyPalmeiras, 27, AM(LR),FW" calcext:value-type="string">
            <text:p>RonyPalmeiras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99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07];LEN([.A107])-2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01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4(2)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08];LEN([.A108])-3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766/Show/Vitão" xlink:type="simple">102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09];LEN([.A109])-3)" office:value-type="string" office:string-value="VitãoInternacional, 22, D(C)" calcext:value-type="string">
            <text:p>VitãoInternacional, 2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14194/Show/Mádson" xlink:type="simple">103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10];LEN([.A110])-3)" office:value-type="string" office:string-value="MádsonSantos FC, 30, D(R),M(R)" calcext:value-type="string">
            <text:p>MádsonSantos FC, 30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04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109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7</text:p>
          </table:table-cell>
          <table:table-cell table:formula="of:=RIGHT([.A111];LEN([.A111])-3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360050/Show/David-Terans" xlink:type="simple">105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091" calcext:value-type="float">
            <text:p>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12];LEN([.A112])-3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39/Show/Moisés" xlink:type="simple">106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9(3)</text:p>
          </table:table-cell>
          <table:table-cell office:value-type="float" office:value="1541" calcext:value-type="float">
            <text:p>1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13];LEN([.A113])-3)" office:value-type="string" office:string-value="MoisésFortaleza, 25, AM(L),FW" calcext:value-type="string">
            <text:p>MoisésFortaleza, 25, AM(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07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114];LEN([.A114])-3)" office:value-type="string" office:string-value="Nathan SilvaAtletico MG, 25, D(C),DMC" calcext:value-type="string">
            <text:p>Nathan SilvaAtletico MG, 2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69/Show/Lucas-Braga" xlink:type="simple">108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2(8)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5</text:p>
          </table:table-cell>
          <table:table-cell table:formula="of:=RIGHT([.A115];LEN([.A115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102175/Show/Léo-Gamalho" xlink:type="simple">109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16];LEN([.A116])-3)" office:value-type="string" office:string-value="Léo GamalhoCoritiba, 36, FW" calcext:value-type="string">
            <text:p>Léo GamalhoCoritiba, 3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1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5</text:p>
          </table:table-cell>
          <table:table-cell table:formula="of:=RIGHT([.A117];LEN([.A117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21846/Show/Lima" xlink:type="simple">11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5</text:p>
          </table:table-cell>
          <table:table-cell table:formula="of:=RIGHT([.A118];LEN([.A118])-3)" office:value-type="string" office:string-value="LimaCeara, 26, AM(CLR)" calcext:value-type="string">
            <text:p>LimaCeara, 26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13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19];LEN([.A119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294983/Show/Kevin" xlink:type="simple">114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81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20];LEN([.A120])-3)" office:value-type="string" office:string-value="KevinAvai FC, 24, D(R),M(R)" calcext:value-type="string">
            <text:p>KevinAvai FC, 24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27490/Show/Fábio" xlink:type="simple">115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1];LEN([.A121])-3)" office:value-type="string" office:string-value="FábioFluminense, 41, GK" calcext:value-type="string">
            <text:p>FábioFluminense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16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2];LEN([.A122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344651/Show/Romarinho" xlink:type="simple">117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83.6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4</text:p>
          </table:table-cell>
          <table:table-cell table:formula="of:=RIGHT([.A123];LEN([.A123])-3)" office:value-type="string" office:string-value="RomarinhoFortaleza, 28, AM(CLR),FW" calcext:value-type="string">
            <text:p>RomarinhoFortaleza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18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4)</text:p>
          </table:table-cell>
          <table:table-cell office:value-type="float" office:value="1146" calcext:value-type="float">
            <text:p>1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4];LEN([.A124])-3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119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  <table:table-cell table:formula="of:=RIGHT([.A125];LEN([.A125])-3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20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6];LEN([.A126])-3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1">
          <table:table-cell table:style-name="Default" table:number-columns-repeated="12"/>
          <table:table-cell table:formula="of:=RIGHT([.A127];LEN([.A12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21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8];LEN([.A128])-3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58/Show/Welington" xlink:type="simple">122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9)</text:p>
          </table:table-cell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9];LEN([.A129])-3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60451/Show/Nonato" xlink:type="simple">123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  <table:table-cell table:formula="of:=RIGHT([.A130];LEN([.A130])-3)" office:value-type="string" office:string-value="NonatoFluminense, 24, M(C)" calcext:value-type="string">
            <text:p>NonatoFluminense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24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8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31];LEN([.A131])-3)" office:value-type="string" office:string-value="KenoAtletico MG, 32, AM(CLR),FW" calcext:value-type="string">
            <text:p>KenoAtletico MG, 32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762/Show/César" xlink:type="simple">125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2];LEN([.A132])-3)" office:value-type="string" office:string-value="CésarJuventude, 27, GK" calcext:value-type="string">
            <text:p>CésarJuventude, 27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47755/Show/Bruno-Silva" xlink:type="simple">126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6.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3];LEN([.A133])-3)" office:value-type="string" office:string-value="Bruno SilvaAvai FC, 36, M(CR)" calcext:value-type="string">
            <text:p>Bruno SilvaAvai FC, 36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127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6)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  <table:table-cell table:formula="of:=RIGHT([.A134];LEN([.A134])-3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119540/Show/Luan-Garcia" xlink:type="simple">128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5];LEN([.A135])-3)" office:value-type="string" office:string-value="Luan GarciaPalmeiras, 29, D(C)" calcext:value-type="string">
            <text:p>Luan GarciaPalmeiras, 29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20/Show/Cléber" xlink:type="simple">129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70.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6];LEN([.A136])-3)" office:value-type="string" office:string-value="CléberCeara, 25, FW" calcext:value-type="string">
            <text:p>CléberCeara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30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5(5)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2</text:p>
          </table:table-cell>
          <table:table-cell table:formula="of:=RIGHT([.A137];LEN([.A137])-3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0771/Show/Mariano" xlink:type="simple">131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8];LEN([.A138])-3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132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2</text:p>
          </table:table-cell>
          <table:table-cell table:formula="of:=RIGHT([.A139];LEN([.A139])-3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80777/Show/Pedrinho" xlink:type="simple">133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8)</text:p>
          </table:table-cell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40];LEN([.A140])-3)" office:value-type="string" office:string-value="PedrinhoAmerica MG, 22, AM(CL)" calcext:value-type="string">
            <text:p>PedrinhoAmerica MG, 22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34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1];LEN([.A141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37247/Show/Kanu" xlink:type="simple">135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2];LEN([.A142])-3)" office:value-type="string" office:string-value="KanuBotafogo RJ, 25, D(C)" calcext:value-type="string">
            <text:p>KanuBotafogo RJ, 25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5298/Show/Marcelo-Boeck" xlink:type="simple">136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3];LEN([.A143])-3)" office:value-type="string" office:string-value="Marcelo BoeckFortaleza, 37, GK" calcext:value-type="string">
            <text:p>Marcelo Boeck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137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4];LEN([.A144])-3)" office:value-type="string" office:string-value="Paulo MirandaJuventude, 34, D(CR)" calcext:value-type="string">
            <text:p>Paulo MirandaJuventude, 34, D(CR)</text:p>
          </table:table-cell>
        </table:table-row>
        <table:table-row table:style-name="ro5">
          <table:table-cell office:value-type="string" calcext:value-type="string">
            <text:p><text:a xlink:href="https://1xbet.whoscored.com/Players/373449/Show/Hugo-Moura" xlink:type="simple">138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5];LEN([.A145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139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3.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0</text:p>
          </table:table-cell>
          <table:table-cell table:formula="of:=RIGHT([.A146];LEN([.A146])-3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140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47];LEN([.A147])-3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141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7)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66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70</text:p>
          </table:table-cell>
          <table:table-cell table:formula="of:=RIGHT([.A148];LEN([.A148])-3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142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0)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49];LEN([.A149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02/Show/Jhojan-Julio" xlink:type="simple">143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50];LEN([.A150])-3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4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0.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51];LEN([.A151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45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2(8)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2];LEN([.A152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52/Show/Alef-Manga" xlink:type="simple">146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6(4)</text:p>
          </table:table-cell>
          <table:table-cell office:value-type="float" office:value="1291" calcext:value-type="float">
            <text:p>1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3];LEN([.A153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850/Show/Miguel" xlink:type="simple">147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4];LEN([.A154])-3)" office:value-type="string" office:string-value="MiguelRed Bull Bragantino, 19, AM(C)" calcext:value-type="string">
            <text:p>MiguelRed Bull Bragantino, 19, A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52517/Show/Vladimir" xlink:type="simple">148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5];LEN([.A155])-3)" office:value-type="string" office:string-value="VladimirAvai FC, 33, GK" calcext:value-type="string">
            <text:p>VladimirAvai FC, 33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110930/Show/Reinaldo" xlink:type="simple">149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721" calcext:value-type="float">
            <text:p>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9</text:p>
          </table:table-cell>
          <table:table-cell table:formula="of:=RIGHT([.A156];LEN([.A156])-3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5">
          <table:table-cell office:value-type="string" calcext:value-type="string">
            <text:p><text:a xlink:href="https://1xbet.whoscored.com/Players/436658/Show/Matheus-Felipe" xlink:type="simple">151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3(2)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57];LEN([.A157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01711/Show/Élvis" xlink:type="simple">152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8</text:p>
          </table:table-cell>
          <table:table-cell table:formula="of:=RIGHT([.A158];LEN([.A158])-3)" office:value-type="string" office:string-value="ÉlvisGoias, 31, AM(C)" calcext:value-type="string">
            <text:p>ÉlvisGoias, 31, A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280834/Show/Ytalo" xlink:type="simple">153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59];LEN([.A159])-3)" office:value-type="string" office:string-value="YtaloRed Bull Bragantino, 34, AM(C),FW" calcext:value-type="string">
            <text:p>YtaloRed Bull Bragantino, 34, AM(C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295838/Show/Allan" xlink:type="simple">154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0];LEN([.A160])-3)" office:value-type="string" office:string-value="AllanAtletico MG, 25, DMC" calcext:value-type="string">
            <text:p>AllanAtletico MG, 25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37971/Show/Bruno-Pacheco" xlink:type="simple">155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1];LEN([.A161])-3)" office:value-type="string" office:string-value="Bruno PachecoCeara, 30, D(L)" calcext:value-type="string">
            <text:p>Bruno PachecoCeara, 30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156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  <table:table-cell table:formula="of:=RIGHT([.A162];LEN([.A162])-3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37484/Show/Jair" xlink:type="simple">157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5(4)</text:p>
          </table:table-cell>
          <table:table-cell office:value-type="float" office:value="1179" calcext:value-type="float">
            <text:p>1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3];LEN([.A163])-3)" office:value-type="string" office:string-value="JairAtletico MG, 27, DMC" calcext:value-type="string">
            <text:p>JairAtletico MG, 27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37262/Show/Reynaldo" xlink:type="simple">158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4];LEN([.A164])-3)" office:value-type="string" office:string-value="ReynaldoGoias, 25, D(C)" calcext:value-type="string">
            <text:p>ReynaldoGoias, 25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14/Show/Jandrei" xlink:type="simple">159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5];LEN([.A165])-3)" office:value-type="string" office:string-value="JandreiSao Paulo, 29, GK" calcext:value-type="string">
            <text:p>JandreiSao Paulo, 29, GK</text:p>
          </table:table-cell>
        </table:table-row>
        <table:table-row table:style-name="ro5">
          <table:table-cell office:value-type="string" calcext:value-type="string">
            <text:p><text:a xlink:href="https://1xbet.whoscored.com/Players/437157/Show/Vitor-Roque" xlink:type="simple">160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0)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3.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6];LEN([.A166])-3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161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67];LEN([.A167])-3)" office:value-type="string" office:string-value="Yago PikachuFortaleza, 30, D(R),M(CLR)" calcext:value-type="string">
            <text:p>Yago PikachuFortaleza, 30, D(R),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7517/Show/Nicolás" xlink:type="simple">162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11)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68];LEN([.A168])-3)" office:value-type="string" office:string-value="NicolásGoias, 32, Forward" calcext:value-type="string">
            <text:p>NicolásGoias, 32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41609/Show/Uendel" xlink:type="simple">163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78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69];LEN([.A169])-3)" office:value-type="string" office:string-value="UendelCuiaba, 33, D(L)" calcext:value-type="string">
            <text:p>UendelCuiaba, 3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64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6</text:p>
          </table:table-cell>
          <table:table-cell table:formula="of:=RIGHT([.A170];LEN([.A170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22504/Show/Miranda" xlink:type="simple">165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71];LEN([.A171])-3)" office:value-type="string" office:string-value="MirandaSao Paulo, 37, D(C)" calcext:value-type="string">
            <text:p>MirandaSao Paulo, 37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24/Show/Erison" xlink:type="simple">16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69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  <table:table-cell table:formula="of:=RIGHT([.A172];LEN([.A172])-3)" office:value-type="string" office:string-value="ErisonBotafogo RJ, 23, FW" calcext:value-type="string">
            <text:p>ErisonBotafogo RJ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16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3];LEN([.A173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28566/Show/Germán-Conti" xlink:type="simple">16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4];LEN([.A174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1(7)</text:p>
          </table:table-cell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5];LEN([.A175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170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6];LEN([.A176])-3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755/Show/Rafinha" xlink:type="simple">171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6(3)</text:p>
          </table:table-cell>
          <table:table-cell office:value-type="float" office:value="1445" calcext:value-type="float">
            <text:p>1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9.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  <table:table-cell table:formula="of:=RIGHT([.A177];LEN([.A177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18965/Show/Matheus-Alexandre" xlink:type="simple">172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8];LEN([.A178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5">
          <table:table-cell office:value-type="string" calcext:value-type="string">
            <text:p><text:a xlink:href="https://1xbet.whoscored.com/Players/336102/Show/Tomás-Cuello" xlink:type="simple">173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4</text:p>
          </table:table-cell>
          <table:table-cell table:formula="of:=RIGHT([.A179];LEN([.A179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149141/Show/Alex-Muralha" xlink:type="simple">174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0];LEN([.A180])-3)" office:value-type="string" office:string-value="Alex MuralhaCoritiba, 32, GK" calcext:value-type="string">
            <text:p>Alex MuralhaCoritiba, 32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74560/Show/Willian-Farias" xlink:type="simple">175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4</text:p>
          </table:table-cell>
          <table:table-cell table:formula="of:=RIGHT([.A181];LEN([.A181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55663/Show/Everson" xlink:type="simple">176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2];LEN([.A182])-3)" office:value-type="string" office:string-value="EversonAtletico MG, 32, GK" calcext:value-type="string">
            <text:p>EversonAtletico MG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177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552" calcext:value-type="float">
            <text:p>1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3];LEN([.A183])-3)" office:value-type="string" office:string-value="Du QueirozCorinthians, 22, DMC" calcext:value-type="string">
            <text:p>Du QueirozCorinthians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178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4];LEN([.A184])-3)" office:value-type="string" office:string-value="Eduardo VargasAtletico MG, 32, AM(CLR),FW" calcext:value-type="string">
            <text:p>Eduardo VargasAtletico MG, 32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26506/Show/Robson" xlink:type="simple">179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5];LEN([.A185])-3)" office:value-type="string" office:string-value="RobsonFortaleza, 31, AM(LR),FW" calcext:value-type="string">
            <text:p>RobsonFortaleza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180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6];LEN([.A186])-3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30555/Show/Ronaldo" xlink:type="simple">18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7];LEN([.A187])-3)" office:value-type="string" office:string-value="RonaldoAtletico GO, 25, GK" calcext:value-type="string">
            <text:p>RonaldoAtletico GO, 2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82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9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88];LEN([.A188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183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89];LEN([.A189])-3)" office:value-type="string" office:string-value="João RicardoCeara, 33, GK" calcext:value-type="string">
            <text:p>João RicardoCeara, 33, GK</text:p>
          </table:table-cell>
        </table:table-row>
        <table:table-row table:style-name="ro5">
          <table:table-cell office:value-type="string" calcext:value-type="string">
            <text:p><text:a xlink:href="https://1xbet.whoscored.com/Players/423520/Show/Nicolás-Hernández" xlink:type="simple">184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90];LEN([.A190])-3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185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2</text:p>
          </table:table-cell>
          <table:table-cell table:formula="of:=RIGHT([.A191];LEN([.A191])-3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01/Show/Chico" xlink:type="simple">186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177" calcext:value-type="float">
            <text:p>1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7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192];LEN([.A192])-3)" office:value-type="string" office:string-value="ChicoJuventude, 31, AM(CLR)" calcext:value-type="string">
            <text:p>ChicoJuventude, 31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187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55" calcext:value-type="float">
            <text:p>1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2</text:p>
          </table:table-cell>
          <table:table-cell table:formula="of:=RIGHT([.A193];LEN([.A193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58737/Show/Raúl" xlink:type="simple">188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2</text:p>
          </table:table-cell>
          <table:table-cell table:formula="of:=RIGHT([.A194];LEN([.A194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5894/Show/Lucas-Lima" xlink:type="simple">18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1</text:p>
          </table:table-cell>
          <table:table-cell table:formula="of:=RIGHT([.A195];LEN([.A195])-3)" office:value-type="string" office:string-value="Lucas LimaFortaleza, 32, AM(CR)" calcext:value-type="string">
            <text:p>Lucas LimaFortaleza, 32, A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82128/Show/Rafael-Gava" xlink:type="simple">19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6];LEN([.A196])-3)" office:value-type="string" office:string-value="Rafael GavaCuiaba, 29, AM(C)" calcext:value-type="string">
            <text:p>Rafael GavaCuia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19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5)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7];LEN([.A197])-3)" office:value-type="string" office:string-value="Víctor CantilloCorinthians, 28, DMC" calcext:value-type="string">
            <text:p>Víctor CantilloCorinthians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93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3.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8];LEN([.A198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194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77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9];LEN([.A199])-3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195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5(4)</text:p>
          </table:table-cell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1.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00];LEN([.A200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196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5(5)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1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01];LEN([.A201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16921/Show/Hayner" xlink:type="simple">197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02];LEN([.A202])-3)" office:value-type="string" office:string-value="HaynerAtletico GO, 26, D(R)" calcext:value-type="string">
            <text:p>HaynerAtletico GO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198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03];LEN([.A203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25216/Show/Jean-Irmer" xlink:type="simple">199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04];LEN([.A204])-3)" office:value-type="string" office:string-value="Jean IrmerJuventude, 27, DMC" calcext:value-type="string">
            <text:p>Jean IrmerJuventude, 27, DMC</text:p>
          </table:table-cell>
        </table:table-row>
        <table:table-row table:style-name="ro5">
          <table:table-cell office:value-type="string" calcext:value-type="string">
            <text:p><text:a xlink:href="https://1xbet.whoscored.com/Players/436657/Show/Agustín-Canobbio" xlink:type="simple">201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9</text:p>
          </table:table-cell>
          <table:table-cell table:formula="of:=RIGHT([.A205];LEN([.A205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02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8)</text:p>
          </table:table-cell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77.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06];LEN([.A206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03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07];LEN([.A207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0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8</text:p>
          </table:table-cell>
          <table:table-cell table:formula="of:=RIGHT([.A208];LEN([.A208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5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09];LEN([.A209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248121/Show/Thiago-Maia" xlink:type="simple">206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2(5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8</text:p>
          </table:table-cell>
          <table:table-cell table:formula="of:=RIGHT([.A210];LEN([.A210])-3)" office:value-type="string" office:string-value="Thiago MaiaFlamengo, 25, DMC" calcext:value-type="string">
            <text:p>Thiago MaiaFlamengo, 25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420464/Show/Airton" xlink:type="simple">207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8</text:p>
          </table:table-cell>
          <table:table-cell table:formula="of:=RIGHT([.A211];LEN([.A211])-3)" office:value-type="string" office:string-value="AirtonAtletico GO, 23, AM(R)" calcext:value-type="string">
            <text:p>AirtonAtletico GO, 23, A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31608/Show/Thalisson-Kelven" xlink:type="simple">20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2];LEN([.A212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209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3];LEN([.A213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99249/Show/Hugo" xlink:type="simple">210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4];LEN([.A214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64717/Show/Caetano" xlink:type="simple">211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5];LEN([.A215])-3)" office:value-type="string" office:string-value="CaetanoGoias, 23, D(C)" calcext:value-type="string">
            <text:p>CaetanoGoias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42410/Show/Nathan" xlink:type="simple">212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  <table:table-cell table:formula="of:=RIGHT([.A216];LEN([.A216])-3)" office:value-type="string" office:string-value="NathanFluminense, 26, M(CL)" calcext:value-type="string">
            <text:p>NathanFluminense, 26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213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7];LEN([.A217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418751/Show/José-Hurtado" xlink:type="simple">214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8];LEN([.A218])-3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1997/Show/Robinho" xlink:type="simple">215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7</text:p>
          </table:table-cell>
          <table:table-cell table:formula="of:=RIGHT([.A219];LEN([.A219])-3)" office:value-type="string" office:string-value="RobinhoCoritiba, 34, M(CR)" calcext:value-type="string">
            <text:p>RobinhoCoritiba, 3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216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20];LEN([.A220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4">
          <table:table-cell office:value-type="string" calcext:value-type="string">
            <text:p><text:a xlink:href="https://1xbet.whoscored.com/Players/402214/Show/Lázaro" xlink:type="simple">217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1)</text:p>
          </table:table-cell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  <table:table-cell table:formula="of:=RIGHT([.A221];LEN([.A221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218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2];LEN([.A222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219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3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3];LEN([.A223])-3)" office:value-type="string" office:string-value="Iago MaidanaAmerica MG, 26, D(C)" calcext:value-type="string">
            <text:p>Iago MaidanaAmerica MG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16913/Show/Alê" xlink:type="simple">220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  <table:table-cell table:formula="of:=RIGHT([.A224];LEN([.A224])-3)" office:value-type="string" office:string-value="AlêAmerica MG, 32, M(C)" calcext:value-type="string">
            <text:p>AlêAmerica MG, 32, M(C)</text:p>
          </table:table-cell>
        </table:table-row>
        <table:table-row table:style-name="ro1">
          <table:table-cell table:style-name="Default" table:number-columns-repeated="12"/>
          <table:table-cell table:formula="of:=RIGHT([.A225];LEN([.A225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140977/Show/Wanderson" xlink:type="simple">221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6];LEN([.A226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222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  <table:table-cell table:formula="of:=RIGHT([.A227];LEN([.A227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5">
          <table:table-cell office:value-type="string" calcext:value-type="string">
            <text:p><text:a xlink:href="https://1xbet.whoscored.com/Players/397505/Show/Bruno-Praxedes" xlink:type="simple">223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4)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  <table:table-cell table:formula="of:=RIGHT([.A228];LEN([.A228])-3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32/Show/Felipe" xlink:type="simple">224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  <table:table-cell table:formula="of:=RIGHT([.A229];LEN([.A229])-3)" office:value-type="string" office:string-value="FelipeFortaleza, 28, DMC" calcext:value-type="string">
            <text:p>FelipeFortaleza, 28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76939/Show/João-Lucas" xlink:type="simple">225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30];LEN([.A230])-3)" office:value-type="string" office:string-value="João LucasCuiaba, 24, D(R)" calcext:value-type="string">
            <text:p>João LucasCuiaba, 24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970/Show/Fellipe-Bastos" xlink:type="simple">226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11)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31];LEN([.A231])-3)" office:value-type="string" office:string-value="Fellipe BastosGoias, 32, DMC" calcext:value-type="string">
            <text:p>Fellipe BastosGoias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227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32];LEN([.A232])-3)" office:value-type="string" office:string-value="PedrinhoAthletico Paranaense, 20, Defender" calcext:value-type="string">
            <text:p>PedrinhoAthletico Paranaense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28330/Show/Rômulo" xlink:type="simple">228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33];LEN([.A233])-3)" office:value-type="string" office:string-value="RômuloAthletico Paranaense, 20, Forward" calcext:value-type="string">
            <text:p>RômuloAthletico Paranaense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229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4.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4];LEN([.A234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37081/Show/Valdívia" xlink:type="simple">230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4(6)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4</text:p>
          </table:table-cell>
          <table:table-cell table:formula="of:=RIGHT([.A235];LEN([.A235])-3)" office:value-type="string" office:string-value="ValdíviaCuiaba, 27, AM(CLR),FW" calcext:value-type="string">
            <text:p>ValdíviaCuiaba, 27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58/Show/Val" xlink:type="simple">231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4</text:p>
          </table:table-cell>
          <table:table-cell table:formula="of:=RIGHT([.A236];LEN([.A236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232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7];LEN([.A237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4</text:p>
          </table:table-cell>
          <table:table-cell table:formula="of:=RIGHT([.A238];LEN([.A238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25792/Show/Bressan" xlink:type="simple">2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9];LEN([.A239])-3)" office:value-type="string" office:string-value="BressanAvai FC, 29, D(CR)" calcext:value-type="string">
            <text:p>BressanAvai FC, 29, D(CR)</text:p>
          </table:table-cell>
        </table:table-row>
        <table:table-row table:style-name="ro6">
          <table:table-cell office:value-type="string" calcext:value-type="string">
            <text:p><text:a xlink:href="https://1xbet.whoscored.com/Players/294064/Show/Vitor-Bueno" xlink:type="simple">2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3</text:p>
          </table:table-cell>
          <table:table-cell table:formula="of:=RIGHT([.A240];LEN([.A240])-3)" office:value-type="string" office:string-value="Vitor BuenoAthletico Paranaense, 27, AM(CLR),FW" calcext:value-type="string">
            <text:p>Vitor BuenoAthletico Paranaense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2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1];LEN([.A241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2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6(2)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2];LEN([.A242])-3)" office:value-type="string" office:string-value="Renzo SaraviaBotafogo RJ, 29, D(R),M(R)" calcext:value-type="string">
            <text:p>Renzo SaraviaBotafogo RJ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2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3];LEN([.A243])-3)" office:value-type="string" office:string-value="Gabriel MercadoInternacional, 35, D(CR)" calcext:value-type="string">
            <text:p>Gabriel MercadoInternacional, 35, D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46026/Show/Eduardo-Biasi" xlink:type="simple">2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8(3)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3</text:p>
          </table:table-cell>
          <table:table-cell table:formula="of:=RIGHT([.A244];LEN([.A244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9)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4.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5];LEN([.A245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41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6)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  <table:table-cell table:formula="of:=RIGHT([.A246];LEN([.A246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4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4(2)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47];LEN([.A247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438202/Show/Rwan" xlink:type="simple">243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9)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48];LEN([.A248])-3)" office:value-type="string" office:string-value="RwanSantos FC, 21, Forward" calcext:value-type="string">
            <text:p>RwanSantos FC, 21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40/Show/Hércules" xlink:type="simple">244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8)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  <table:table-cell table:formula="of:=RIGHT([.A249];LEN([.A249])-3)" office:value-type="string" office:string-value="HérculesFortaleza, 21, M(C)" calcext:value-type="string">
            <text:p>HérculesFortaleza, 21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45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  <table:table-cell table:formula="of:=RIGHT([.A250];LEN([.A250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9495/Show/Camilo" xlink:type="simple">246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51];LEN([.A251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247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76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52];LEN([.A252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248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8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1</text:p>
          </table:table-cell>
          <table:table-cell table:formula="of:=RIGHT([.A253];LEN([.A253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7316/Show/Léo" xlink:type="simple">249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4];LEN([.A254])-3)" office:value-type="string" office:string-value="LéoSao Paulo, 26, D(CL)" calcext:value-type="string">
            <text:p>LéoSao Paulo, 26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250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9.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5];LEN([.A255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51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8)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6];LEN([.A256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7090/Show/Dadá-Belmonte" xlink:type="simple">252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499" calcext:value-type="float">
            <text:p>14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7];LEN([.A257])-3)" office:value-type="string" office:string-value="Dadá BelmonteGoias, 25, M(L)" calcext:value-type="string">
            <text:p>Dadá BelmonteGoias, 25, 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401192/Show/Martinelli" xlink:type="simple">253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8];LEN([.A258])-3)" office:value-type="string" office:string-value="MartinelliFluminense, 20, DMC" calcext:value-type="string">
            <text:p>MartinelliFluminense, 2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4096/Show/Jádson" xlink:type="simple">254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  <table:table-cell table:formula="of:=RIGHT([.A259];LEN([.A259])-3)" office:value-type="string" office:string-value="JádsonJuventude, 28, M(CR)" calcext:value-type="string">
            <text:p>JádsonJuventude, 28, 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136670/Show/Rodrigo-Lindoso" xlink:type="simple">255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0];LEN([.A260])-3)" office:value-type="string" office:string-value="Rodrigo LindosoCeara, 33, DMC" calcext:value-type="string">
            <text:p>Rodrigo LindosoCeara, 33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54/Show/Gabriel-Lacerda" xlink:type="simple">256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1];LEN([.A261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26/Show/Jefferson" xlink:type="simple">257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0(2)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2];LEN([.A262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258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3];LEN([.A263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0765/Show/Henrique" xlink:type="simple">259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6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4];LEN([.A264])-3)" office:value-type="string" office:string-value="HenriqueCoritiba, 35, D(CR)" calcext:value-type="string">
            <text:p>HenriqueCoritiba, 35, D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5116/Show/Diego-Churín" xlink:type="simple">260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2(10)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5];LEN([.A265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261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8)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6];LEN([.A266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86677/Show/Luciano-Castán" xlink:type="simple">262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7];LEN([.A267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37/Show/Brayan-Ceballos" xlink:type="simple">263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0.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68];LEN([.A268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01704/Show/Bruno-Cortez" xlink:type="simple">264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69];LEN([.A269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26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0];LEN([.A270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97/Show/Ronald" xlink:type="simple">26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1];LEN([.A271])-3)" office:value-type="string" office:string-value="RonaldFortaleza, 25, M(C)" calcext:value-type="string">
            <text:p>RonaldFortaleza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67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2];LEN([.A272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75970/Show/Ricardo-Bueno" xlink:type="simple">268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3];LEN([.A273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376914/Show/Maurício" xlink:type="simple">269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10)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4];LEN([.A274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7417/Show/Diego" xlink:type="simple">270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5];LEN([.A275])-3)" office:value-type="string" office:string-value="DiegoFlamengo, 37, M(CLR)" calcext:value-type="string">
            <text:p>DiegoFlamengo, 37, M(CLR)</text:p>
          </table:table-cell>
        </table:table-row>
        <table:table-row table:style-name="ro1">
          <table:table-cell table:style-name="Default" table:number-columns-repeated="12"/>
          <table:table-cell table:formula="of:=RIGHT([.A276];LEN([.A276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64190/Show/Alesson" xlink:type="simple">27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7];LEN([.A277])-3)" office:value-type="string" office:string-value="AlessonCuiaba, 23, AM(R)" calcext:value-type="string">
            <text:p>AlessonCuiaba, 23, A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02/Show/Fernando-Sobral" xlink:type="simple">272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8];LEN([.A278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58736/Show/Morato" xlink:type="simple">273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7</text:p>
          </table:table-cell>
          <table:table-cell table:formula="of:=RIGHT([.A279];LEN([.A279])-3)" office:value-type="string" office:string-value="MoratoAvai FC, 29, AM(LR)" calcext:value-type="string">
            <text:p>MoratoAvai FC, 29, A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349707/Show/Matheus-Fernandes" xlink:type="simple">274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80];LEN([.A280])-3)" office:value-type="string" office:string-value="Matheus FernandesAthletico Paranaense, 24, DMC" calcext:value-type="string">
            <text:p>Matheus FernandesAthletico Paranaense, 24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41538/Show/Alan-Empereur" xlink:type="simple">275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3(2)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81];LEN([.A281])-3)" office:value-type="string" office:string-value="Alan EmpereurCuiaba, 28, D(C)" calcext:value-type="string">
            <text:p>Alan EmpereurCuiaba, 28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46/Show/Arthur-Chaves" xlink:type="simple">276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82];LEN([.A282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0653/Show/Muriqui" xlink:type="simple">277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6</text:p>
          </table:table-cell>
          <table:table-cell table:formula="of:=RIGHT([.A283];LEN([.A283])-3)" office:value-type="string" office:string-value="MuriquiAvai FC, 36, AM(CL)" calcext:value-type="string">
            <text:p>MuriquiAvai FC, 36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278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4];LEN([.A284])-3)" office:value-type="string" office:string-value="Danilo AvelarAmerica MG, 33, D(CL),M(L)" calcext:value-type="string">
            <text:p>Danilo AvelarAmerica MG, 33, D(C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89/Show/Maycon" xlink:type="simple">279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5];LEN([.A285])-3)" office:value-type="string" office:string-value="MayconCorinthians, 25, M(C)" calcext:value-type="string">
            <text:p>MayconCorinthians, 25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51/Show/Wesley" xlink:type="simple">280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5(10)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.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6];LEN([.A286])-3)" office:value-type="string" office:string-value="WesleyPalmeiras, 23, AM(L)" calcext:value-type="string">
            <text:p>WesleyPalmeiras, 23, A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56785/Show/Ademir" xlink:type="simple">281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5</text:p>
          </table:table-cell>
          <table:table-cell table:formula="of:=RIGHT([.A287];LEN([.A287])-3)" office:value-type="string" office:string-value="AdemirAtletico MG, 27, AM(CR)" calcext:value-type="string">
            <text:p>AdemirAtletico MG, 27, A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243476/Show/Matheus-Sales" xlink:type="simple">282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8];LEN([.A288])-3)" office:value-type="string" office:string-value="Matheus SalesGoias, 27, M(C)" calcext:value-type="string">
            <text:p>Matheus SalesGoias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83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72.9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9];LEN([.A289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67199/Show/Míchel-Macedo" xlink:type="simple">284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0];LEN([.A290])-3)" office:value-type="string" office:string-value="Míchel MacedoCeara, 32, D(R)" calcext:value-type="string">
            <text:p>Míchel MacedoCeara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285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82.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  <table:table-cell table:formula="of:=RIGHT([.A291];LEN([.A291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286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8)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4</text:p>
          </table:table-cell>
          <table:table-cell table:formula="of:=RIGHT([.A292];LEN([.A292])-3)" office:value-type="string" office:string-value="Zé RobertoCeara, 28, FW" calcext:value-type="string">
            <text:p>Zé RobertoCeara, 28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763/Show/Isidro-Pitta" xlink:type="simple">287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4(5)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3];LEN([.A293])-3)" office:value-type="string" office:string-value="Isidro PittaJuventude, 23, FW" calcext:value-type="string">
            <text:p>Isidro PittaJuventude, 23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56/Show/Bernardo-Lemes" xlink:type="simple">288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4];LEN([.A294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4098/Show/Vitinho" xlink:type="simple">289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  <table:table-cell table:formula="of:=RIGHT([.A295];LEN([.A295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9247/Show/Hugo-Souza" xlink:type="simple">290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76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6];LEN([.A296])-3)" office:value-type="string" office:string-value="Hugo SouzaFlamengo, 23, GK" calcext:value-type="string">
            <text:p>Hugo SouzaFlamengo, 23, GK</text:p>
          </table:table-cell>
        </table:table-row>
        <table:table-row table:style-name="ro1">
          <table:table-cell table:style-name="Default" table:number-columns-repeated="12"/>
          <table:table-cell table:formula="of:=RIGHT([.A297];LEN([.A297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298];LEN([.A298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291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78.8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9];LEN([.A299])-3)" office:value-type="string" office:string-value="Iury CastilhoCeara, 26, FW" calcext:value-type="string">
            <text:p>Iury CastilhoCeara, 26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66/Show/Maguinho" xlink:type="simple">292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300];LEN([.A300])-3)" office:value-type="string" office:string-value="MaguinhoGoias, 30, D(R)" calcext:value-type="string">
            <text:p>MaguinhoGoias, 30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27763/Show/Titi" xlink:type="simple">293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3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1];LEN([.A301])-3)" office:value-type="string" office:string-value="TitiFortaleza, 34, D(C)" calcext:value-type="string">
            <text:p>TitiFortaleza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94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2];LEN([.A302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18677/Show/Douglas-Friedrich" xlink:type="simple">295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3];LEN([.A303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68249/Show/Camacho" xlink:type="simple">296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6(6)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4];LEN([.A304])-3)" office:value-type="string" office:string-value="CamachoSantos FC, 32, DMC" calcext:value-type="string">
            <text:p>CamachoSantos FC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297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1</text:p>
          </table:table-cell>
          <table:table-cell table:formula="of:=RIGHT([.A305];LEN([.A305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56762/Show/Richardson" xlink:type="simple">298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6];LEN([.A306])-3)" office:value-type="string" office:string-value="RichardsonCeara, 30, DMC" calcext:value-type="string">
            <text:p>RichardsonCeara, 3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9248/Show/Romildo" xlink:type="simple">299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7];LEN([.A307])-3)" office:value-type="string" office:string-value="RomildoBotafogo RJ, 22, Midfielder" calcext:value-type="string">
            <text:p>RomildoBotafogo RJ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300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08];LEN([.A308])-3)" office:value-type="string" office:string-value="Pablo MaiaSao Paulo, 20, DMC" calcext:value-type="string">
            <text:p>Pablo MaiaSao Paulo, 20, DMC</text:p>
          </table:table-cell>
        </table:table-row>
        <table:table-row table:style-name="ro1">
          <table:table-cell table:style-name="Default" table:number-columns-repeated="12"/>
          <table:table-cell table:formula="of:=RIGHT([.A309];LEN([.A309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63173/Show/Caio-Vinícius" xlink:type="simple">301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10];LEN([.A310])-3)" office:value-type="string" office:string-value="Caio ViníciusGoias, 23, M(C)" calcext:value-type="string">
            <text:p>Caio ViníciusGoias, 23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49574/Show/Victor-Luis" xlink:type="simple">302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8)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1];LEN([.A311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21/Show/Chay" xlink:type="simple">303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6)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8</text:p>
          </table:table-cell>
          <table:table-cell table:formula="of:=RIGHT([.A312];LEN([.A312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304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3];LEN([.A313])-3)" office:value-type="string" office:string-value="Yago FelipeFluminense, 27, M(CLR)" calcext:value-type="string">
            <text:p>Yago FelipeFluminense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305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9)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4];LEN([.A314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306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10)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5];LEN([.A315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46764/Show/Otávio" xlink:type="simple">30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6(11)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16];LEN([.A316])-3)" office:value-type="string" office:string-value="OtávioAtletico MG, 28, DMC" calcext:value-type="string">
            <text:p>OtávioAtletico MG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30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17];LEN([.A317])-3)" office:value-type="string" office:string-value="Lucas PiazónBotafogo RJ, 28, AM(CLR),FW" calcext:value-type="string">
            <text:p>Lucas PiazónBotafogo RJ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30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8(10)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6</text:p>
          </table:table-cell>
          <table:table-cell table:formula="of:=RIGHT([.A318];LEN([.A318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311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19];LEN([.A319])-3)" office:value-type="string" office:string-value="Luo GuofuAmerica MG, 34, AM(LR),FW" calcext:value-type="string">
            <text:p>Luo GuofuAmerica MG, 34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1061/Show/Wellington" xlink:type="simple">312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0];LEN([.A320])-3)" office:value-type="string" office:string-value="WellingtonFluminense, 31, DMC" calcext:value-type="string">
            <text:p>WellingtonFluminense, 3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18129/Show/Capixaba" xlink:type="simple">313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21];LEN([.A321])-3)" office:value-type="string" office:string-value="CapixabaJuventude, 25, AM(LR)" calcext:value-type="string">
            <text:p>CapixabaJuventude, 25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314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22];LEN([.A322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7125/Show/Adrián-Martínez" xlink:type="simple">315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1)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3];LEN([.A323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7072/Show/Rodriguinho" xlink:type="simple">31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3</text:p>
          </table:table-cell>
          <table:table-cell table:formula="of:=RIGHT([.A324];LEN([.A324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31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5];LEN([.A325])-3)" office:value-type="string" office:string-value="Matheus PeixotoCeara, 26, FW" calcext:value-type="string">
            <text:p>Matheus PeixotoCeara, 26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74573/Show/André" xlink:type="simple">31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0(5)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6];LEN([.A326])-3)" office:value-type="string" office:string-value="AndréCuiaba, 31, FW" calcext:value-type="string">
            <text:p>AndréCuiaba, 31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384420/Show/Sandry" xlink:type="simple">31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2</text:p>
          </table:table-cell>
          <table:table-cell table:formula="of:=RIGHT([.A327];LEN([.A327])-3)" office:value-type="string" office:string-value="SandrySantos FC, 19, DMC" calcext:value-type="string">
            <text:p>SandrySantos FC, 19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2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84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28];LEN([.A328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18688/Show/Yuri" xlink:type="simple">321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2</text:p>
          </table:table-cell>
          <table:table-cell table:formula="of:=RIGHT([.A329];LEN([.A329])-3)" office:value-type="string" office:string-value="YuriJuventude, 28, D(C),DMC" calcext:value-type="string">
            <text:p>YuriJuventude, 28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55113/Show/Eduard-Atuesta" xlink:type="simple">322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14)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0];LEN([.A330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7498/Show/Natanael" xlink:type="simple">323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1];LEN([.A331])-3)" office:value-type="string" office:string-value="NatanaelCoritiba, 20, D(R)" calcext:value-type="string">
            <text:p>NatanaelCoritiba, 20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17656/Show/Tchê-Tchê" xlink:type="simple">324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7.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2];LEN([.A332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25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33];LEN([.A333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26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10)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0</text:p>
          </table:table-cell>
          <table:table-cell table:formula="of:=RIGHT([.A334];LEN([.A334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399736/Show/Guilherme-Biro" xlink:type="simple">327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35];LEN([.A335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8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13)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36];LEN([.A336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329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9)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37];LEN([.A337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330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8</text:p>
          </table:table-cell>
          <table:table-cell table:formula="of:=RIGHT([.A338];LEN([.A338])-3)" office:value-type="string" office:string-value="Matheus JussaFortaleza, 26, D(C),DMC" calcext:value-type="string">
            <text:p>Matheus JussaFortaleza, 26, D(C),DMC</text:p>
          </table:table-cell>
        </table:table-row>
        <table:table-row table:style-name="ro5">
          <table:table-cell office:value-type="string" calcext:value-type="string">
            <text:p><text:a xlink:href="https://1xbet.whoscored.com/Players/131458/Show/Léo-Cittadini" xlink:type="simple">331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12)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39];LEN([.A339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42608/Show/Jean-Pyerre" xlink:type="simple">332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0];LEN([.A340])-3)" office:value-type="string" office:string-value="Jean PyerreAvai FC, 24, AM(C)" calcext:value-type="string">
            <text:p>Jean PyerreAvai FC, 24, A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450/Show/Vitor-Gabriel" xlink:type="simple">333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3(12)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6</text:p>
          </table:table-cell>
          <table:table-cell table:formula="of:=RIGHT([.A341];LEN([.A341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06285/Show/Breno-Lopes" xlink:type="simple">334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(13)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42];LEN([.A342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22661/Show/Jean-Cléber" xlink:type="simple">335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6(9)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6</text:p>
          </table:table-cell>
          <table:table-cell table:formula="of:=RIGHT([.A343];LEN([.A343])-3)" office:value-type="string" office:string-value="Jean CléberAvai FC, 32, M(C)" calcext:value-type="string">
            <text:p>Jean CléberAvai FC, 32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14123/Show/Auremir" xlink:type="simple">336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44];LEN([.A344])-3)" office:value-type="string" office:string-value="AuremirGoias, 30, D(R),DMC" calcext:value-type="string">
            <text:p>AuremirGoias, 30, D(R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439220/Show/Luan-Dias" xlink:type="simple">337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45];LEN([.A345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38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10)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76.3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6];LEN([.A346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339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9)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7];LEN([.A347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60049/Show/Edinho" xlink:type="simple">340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0.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8];LEN([.A348])-3)" office:value-type="string" office:string-value="EdinhoJuventude, 28, AM(LR)" calcext:value-type="string">
            <text:p>EdinhoJuventude, 28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341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11)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9];LEN([.A349])-3)" office:value-type="string" office:string-value="Felipe MeloFluminense, 39, D(C),M(C)" calcext:value-type="string">
            <text:p>Felipe MeloFluminense, 39, D(C),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22211/Show/Renato-Júnior" xlink:type="simple">3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(10)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0];LEN([.A350])-3)" office:value-type="string" office:string-value="Renato JúniorGoias, 20, Forward" calcext:value-type="string">
            <text:p>Renato JúniorGoias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43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13)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1];LEN([.A351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18100/Show/Jenison" xlink:type="simple">344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2];LEN([.A352])-3)" office:value-type="string" office:string-value="JenisonCuiaba, 31, FW" calcext:value-type="string">
            <text:p>Jenison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45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3];LEN([.A353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37973/Show/Marcão-Silva" xlink:type="simple">346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3(11)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4];LEN([.A354])-3)" office:value-type="string" office:string-value="Marcão SilvaCuiaba, 31, DMC" calcext:value-type="string">
            <text:p>Marcão SilvaCuiaba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47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5];LEN([.A355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5">
          <table:table-cell office:value-type="string" calcext:value-type="string">
            <text:p><text:a xlink:href="https://1xbet.whoscored.com/Players/77883/Show/Marcelo" xlink:type="simple">348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6];LEN([.A356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52/Show/Dentinho" xlink:type="simple">349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9)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1</text:p>
          </table:table-cell>
          <table:table-cell table:formula="of:=RIGHT([.A357];LEN([.A357])-3)" office:value-type="string" office:string-value="DentinhoAvai FC, 25, Forward" calcext:value-type="string">
            <text:p>DentinhoAvai FC, 25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101460/Show/Luccas-Claro" xlink:type="simple">351Luccas Claro</text:a><text:a xlink:href="https://1xbet.whoscored.com/Teams/1232/Show/Brazil-Fluminense" xlink:type="simple">Fluminense, </text:a>30, D(C)</text:p>
          </table:table-cell>
          <table:table-cell office:value-type="string" calcext:value-type="string">
            <text:p><text:a xlink:href="https://1xbet.whoscored.com/Players/101460/Show/Luccas-Clar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  <table:table-cell table:formula="of:=RIGHT([.A358];LEN([.A358])-3)" office:value-type="string" office:string-value="Luccas ClaroFluminense, 30, D(C)" calcext:value-type="string">
            <text:p>Luccas ClaroFluminense, 30, D(C)</text:p>
          </table:table-cell>
        </table:table-row>
        <table:table-row table:style-name="ro6">
          <table:table-cell office:value-type="string" calcext:value-type="string">
            <text:p><text:a xlink:href="https://1xbet.whoscored.com/Players/280246/Show/Carlos-Eduardo" xlink:type="simple">35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  <table:table-cell table:formula="of:=RIGHT([.A359];LEN([.A359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29/Show/Rafael-Navarro" xlink:type="simple">353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13)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.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19</text:p>
          </table:table-cell>
          <table:table-cell table:formula="of:=RIGHT([.A360];LEN([.A360])-3)" office:value-type="string" office:string-value="Rafael NavarroPalmeiras, 22, FW" calcext:value-type="string">
            <text:p>Rafael NavarroPalmeiras, 22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22377/Show/Éder" xlink:type="simple">354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13)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1];LEN([.A361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7965/Show/Roni" xlink:type="simple">355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7.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2];LEN([.A362])-3)" office:value-type="string" office:string-value="RoniCorinthians, 23, M(C)" calcext:value-type="string">
            <text:p>RoniCorinthian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356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3];LEN([.A363])-3)" office:value-type="string" office:string-value="Silvio RomeroFortaleza, 34, AM(R),FW" calcext:value-type="string">
            <text:p>Silvio RomeroFortaleza, 34, AM(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2407/Show/Régis" xlink:type="simple">357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64];LEN([.A364])-3)" office:value-type="string" office:string-value="RégisCoritiba, 29, AM(C)" calcext:value-type="string">
            <text:p>RégisCoritiba, 29, AM(C)</text:p>
          </table:table-cell>
        </table:table-row>
        <table:table-row table:style-name="ro5">
          <table:table-cell office:value-type="string" calcext:value-type="string">
            <text:p><text:a xlink:href="https://1xbet.whoscored.com/Players/363129/Show/Eric-Ramires" xlink:type="simple">358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9)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  <table:table-cell table:formula="of:=RIGHT([.A365];LEN([.A365])-3)" office:value-type="string" office:string-value="Eric RamiresRed Bull Bragantino, 22, M(CR)" calcext:value-type="string">
            <text:p>Eric RamiresRed Bull Bragantino, 22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4115/Show/Guilherme-Parede" xlink:type="simple">359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2</text:p>
          </table:table-cell>
          <table:table-cell table:formula="of:=RIGHT([.A366];LEN([.A366])-3)" office:value-type="string" office:string-value="Guilherme ParedeJuventude, 26, AM(LR)" calcext:value-type="string">
            <text:p>Guilherme ParedeJuventude, 26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78/Show/Lucas-Ventura" xlink:type="simple">36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1</text:p>
          </table:table-cell>
          <table:table-cell table:formula="of:=RIGHT([.A367];LEN([.A367])-3)" office:value-type="string" office:string-value="Lucas VenturaAvai FC, 24, DMC" calcext:value-type="string">
            <text:p>Lucas VenturaAvai FC, 24, DM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40:21.052016927</meta:creation-date>
    <dc:date>2022-08-16T11:00:33.142109623</dc:date>
    <meta:editing-duration>PT25M5S</meta:editing-duration>
    <meta:editing-cycles>4</meta:editing-cycles>
    <meta:generator>LibreOffice/7.3.4.2$Linux_X86_64 LibreOffice_project/30$Build-2</meta:generator>
    <meta:document-statistic meta:table-count="1" meta:cell-count="4614" meta:object-count="0"/>
  </office:meta>
</office:document-meta>
</file>